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draw:shadow="hidden"/>
    </style:style>
    <style:style style:name="gr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draw:shadow="hidden"/>
    </style:style>
    <style:style style:name="gr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draw:shadow="hidden"/>
    </style:style>
    <style:style style:name="gr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draw:shadow="hidden"/>
    </style:style>
    <style:style style:name="gr5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6" style:family="graphic" style:parent-style-name="standard">
      <style:graphic-properties svg:stroke-color="#000000" svg:stroke-opacity="0%" draw:fill-color="#ffffff" draw:textarea-horizontal-align="justify" draw:textarea-vertical-align="middle" draw:auto-grow-height="false"/>
    </style:style>
    <style:style style:name="gr7" style:family="graphic" style:parent-style-name="standard" style:list-style-name="L1">
      <style:graphic-properties svg:stroke-color="#000000" svg:stroke-opacity="0%" draw:fill-color="#ffffff" draw:textarea-horizontal-align="justify" draw:textarea-vertical-align="middle" draw:auto-grow-height="false"/>
    </style:style>
    <style:style style:name="gr8" style:family="graphic" style:parent-style-name="standard" style:list-style-name="L1">
      <style:graphic-properties svg:stroke-color="#000000" svg:stroke-opacity="0%" draw:fill-color="#ffffff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  <style:text-properties fo:color="#000000" fo:font-family="'Liberation Sans'" style:font-family-generic="roman" style:font-pitch="variable" fo:font-size="16pt" fo:font-weight="bold" style:letter-kerning="true" style:font-family-asian="'WenQuanYi Micro Hei'" style:font-family-generic-asian="system" style:font-pitch-asian="variable" style:font-size-asian="16pt" style:font-weight-asian="bold" style:font-family-complex="'Lohit Hindi'" style:font-family-generic-complex="system" style:font-pitch-complex="variable" style:font-size-complex="16pt" style:font-weight-complex="bold"/>
    </style:style>
    <style:style style:name="P4" style:family="paragraph">
      <style:paragraph-properties fo:text-align="center"/>
      <style:text-properties fo:color="#000000" fo:font-size="16pt" style:font-size-asian="16pt" style:font-size-complex="16pt"/>
    </style:style>
    <style:style style:name="P5" style:family="paragraph">
      <style:paragraph-properties fo:text-align="center"/>
      <style:text-properties fo:color="#000000" fo:font-size="16pt" fo:text-shadow="none" style:text-underline-style="none" style:font-size-asian="16pt" style:font-size-complex="16pt"/>
    </style:style>
    <style:style style:name="P6" style:family="paragraph">
      <style:paragraph-properties fo:text-align="end"/>
      <style:text-properties fo:color="#000000" fo:font-size="16pt" style:font-size-asian="16pt" style:font-size-complex="16pt"/>
    </style:style>
    <style:style style:name="P7" style:family="paragraph">
      <style:paragraph-properties fo:text-align="center"/>
      <style:text-properties fo:color="#000000" fo:font-size="16pt" fo:font-weight="normal" style:font-size-asian="16pt" style:font-weight-asian="normal" style:font-size-complex="16pt" style:font-weight-complex="normal"/>
    </style:style>
    <style:style style:name="P8" style:family="paragraph">
      <style:paragraph-properties fo:text-align="center">
        <style:tab-stops/>
      </style:paragraph-properties>
    </style:style>
    <style:style style:name="P9" style:family="paragraph">
      <style:paragraph-properties fo:text-align="center">
        <style:tab-stops/>
      </style:paragraph-properties>
      <style:text-properties fo:color="#000000" fo:font-family="'Liberation Sans'" style:font-family-generic="roman" style:font-pitch="variable" fo:font-size="16pt" fo:font-weight="normal" style:letter-kerning="true" style:font-family-asian="'WenQuanYi Micro Hei'" style:font-family-generic-asian="system" style:font-pitch-asian="variable" style:font-size-asian="16pt" style:font-weight-asian="normal" style:font-family-complex="'Lohit Hindi'" style:font-family-generic-complex="system" style:font-pitch-complex="variable" style:font-size-complex="16pt" style:font-weight-complex="normal"/>
    </style:style>
    <style:style style:name="T1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000000" fo:font-family="'Liberation Sans'" style:font-family-generic="roman" style:font-pitch="variable" fo:font-size="16pt" fo:font-weight="bold" style:letter-kerning="true" style:font-family-asian="'WenQuanYi Micro Hei'" style:font-family-generic-asian="system" style:font-pitch-asian="variable" style:font-size-asian="16pt" style:font-weight-asian="bold" style:font-family-complex="'Lohit Hindi'" style:font-family-generic-complex="system" style:font-pitch-complex="variable" style:font-size-complex="16pt" style:font-weight-complex="bold"/>
    </style:style>
    <style:style style:name="T3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color="#000000" fo:font-family="'Liberation Sans'" style:font-family-generic="roman" style:font-pitch="variable" fo:font-size="16pt" fo:font-weight="normal" style:letter-kerning="true" style:font-family-asian="'WenQuanYi Micro Hei'" style:font-family-generic-asian="system" style:font-pitch-asian="variable" style:font-size-asian="16pt" style:font-weight-asian="normal" style:font-family-complex="'Lohit Hindi'" style:font-family-generic-complex="system" style:font-pitch-complex="variable" style:font-size-complex="16pt" style:font-weight-complex="normal"/>
    </style:style>
    <style:style style:name="T5" style:family="text">
      <style:text-properties fo:color="#000000" fo:font-family="'Liberation Sans'" style:font-family-generic="roman" style:font-pitch="variable" fo:font-size="6pt" fo:font-weight="normal" style:letter-kerning="true" style:font-family-asian="'WenQuanYi Micro Hei'" style:font-family-generic-asian="system" style:font-pitch-asian="variable" style:font-size-asian="6pt" style:font-weight-asian="normal" style:font-family-complex="'Lohit Hindi'" style:font-family-generic-complex="system" style:font-pitch-complex="variable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.962cm" svg:height="2.032cm" svg:x="1.535cm" svg:y="1.389cm">
          <text:p text:style-name="P1"><text:span text:style-name="T1">Specification</text:span></text:p>
          <text:p text:style-name="P1"><text:span text:style-name="T1">(TLM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xml:id="id4" draw:id="id4" draw:layer="layout" svg:width="3.962cm" svg:height="2.031cm" svg:x="1.535cm" svg:y="4.64cm">
          <text:p text:style-name="P1"><text:span text:style-name="T2">RTL</text:span></text:p>
          <text:p text:style-name="P1"><text:span text:style-name="T2">Descript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3" xml:id="id1" draw:id="id1" draw:layer="layout" svg:width="3.962cm" svg:height="2.032cm" svg:x="1.535cm" svg:y="7.873cm">
          <text:p text:style-name="P1"><text:span text:style-name="T2">Netlist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3" xml:id="id2" draw:id="id2" draw:layer="layout" svg:width="3.962cm" svg:height="2.032cm" svg:x="1.535cm" svg:y="10.989cm">
          <text:p text:style-name="P1"><text:span text:style-name="T1">Physical</text:span></text:p>
          <text:p text:style-name="P1"><text:span text:style-name="T2">Netlist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4" draw:layer="layout" svg:x1="3.516cm" svg:y1="9.905cm" svg:x2="3.516cm" svg:y2="10.989cm" draw:start-shape="id1" draw:start-glue-point="6" draw:end-shape="id2" draw:end-glue-point="4" svg:d="m3516 9905v1084" svg:viewBox="0 0 1 1085">
          <text:p/>
        </draw:connector>
        <draw:connector draw:style-name="gr5" draw:text-style-name="P5" draw:layer="layout" svg:x1="3.516cm" svg:y1="3.421cm" svg:x2="3.516cm" svg:y2="4.64cm" draw:start-shape="id3" draw:start-glue-point="6" draw:end-shape="id4" draw:end-glue-point="4" svg:d="m3516 3421v1219" svg:viewBox="0 0 1 1220">
          <text:p/>
        </draw:connector>
        <draw:connector draw:style-name="gr5" draw:text-style-name="P6" draw:layer="layout" svg:x1="3.516cm" svg:y1="6.671cm" svg:x2="3.516cm" svg:y2="7.873cm" draw:start-shape="id4" draw:start-glue-point="6" draw:end-shape="id1" draw:end-glue-point="4" svg:d="m3516 6671v1202" svg:viewBox="0 0 1 1203">
          <text:p/>
        </draw:connector>
        <draw:custom-shape draw:style-name="gr6" draw:text-style-name="P7" xml:id="id5" draw:id="id5" draw:layer="layout" svg:width="4.064cm" svg:height="2.032cm" svg:x="6.334cm" svg:y="3.159cm">
          <text:p text:style-name="P1"><text:span text:style-name="T3">Functional</text:span></text:p>
          <text:p text:style-name="P1"><text:span text:style-name="T3">Equivalen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6" draw:id="id6" draw:layer="layout" svg:width="4.167cm" svg:height="2.159cm" svg:x="6.453cm" svg:y="6.334cm">
          <text:p text:style-name="P8"><text:span text:style-name="T4">RTL</text:span></text:p>
          <text:p text:style-name="P8"><text:span text:style-name="T4">Equivalence</text:span></text:p>
          <text:p text:style-name="P8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7" draw:id="id7" draw:layer="layout" svg:width="4.064cm" svg:height="2.032cm" svg:x="6.333cm" svg:y="9.46cm">
          <text:p text:style-name="P8"><text:span text:style-name="T4">Layout</text:span></text:p>
          <text:p text:style-name="P8"><text:span text:style-name="T4">Verifi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6.929cm" svg:y1="3.456cm" svg:x2="5.497cm" svg:y2="2.405cm" draw:start-shape="id5" draw:start-glue-point="5" draw:end-shape="id3" draw:end-glue-point="7" svg:d="m6929 3456-1432-1051" svg:viewBox="0 0 1433 1052">
          <text:p/>
        </draw:connector>
        <draw:connector draw:style-name="gr9" draw:text-style-name="P1" draw:layer="layout" draw:type="line" svg:x1="6.929cm" svg:y1="4.894cm" svg:x2="5.497cm" svg:y2="5.655cm" draw:start-shape="id5" draw:start-glue-point="7" draw:end-shape="id4" draw:end-glue-point="7" svg:d="m6929 4894-1432 761" svg:viewBox="0 0 1433 762">
          <text:p/>
        </draw:connector>
        <draw:connector draw:style-name="gr9" draw:text-style-name="P1" draw:layer="layout" draw:type="line" svg:x1="7.063cm" svg:y1="6.65cm" svg:x2="5.497cm" svg:y2="5.655cm" draw:start-shape="id6" draw:start-glue-point="5" draw:end-shape="id4" draw:end-glue-point="7" svg:d="m7063 6650-1566-995" svg:viewBox="0 0 1567 996">
          <text:p/>
        </draw:connector>
        <draw:connector draw:style-name="gr9" draw:text-style-name="P1" draw:layer="layout" draw:type="line" svg:x1="7.063cm" svg:y1="8.177cm" svg:x2="5.497cm" svg:y2="8.889cm" draw:start-shape="id6" draw:start-glue-point="7" draw:end-shape="id1" draw:end-glue-point="7" svg:d="m7063 8177-1566 712" svg:viewBox="0 0 1567 713">
          <text:p/>
        </draw:connector>
        <draw:connector draw:style-name="gr9" draw:text-style-name="P1" draw:layer="layout" draw:type="line" svg:x1="6.928cm" svg:y1="9.757cm" svg:x2="5.497cm" svg:y2="8.889cm" draw:start-shape="id7" draw:start-glue-point="5" draw:end-shape="id1" svg:d="m6928 9757-1431-868" svg:viewBox="0 0 1432 869">
          <text:p/>
        </draw:connector>
        <draw:connector draw:style-name="gr9" draw:text-style-name="P1" draw:layer="layout" draw:type="line" svg:x1="6.928cm" svg:y1="11.195cm" svg:x2="5.497cm" svg:y2="12.005cm" draw:start-shape="id7" draw:start-glue-point="7" draw:end-shape="id2" draw:end-glue-point="7" svg:d="m6928 11195-1431 810" svg:viewBox="0 0 1432 8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Line_20_Style_20_9" svg:stroke-width="0cm" svg:stroke-color="#ffffff" draw:marker-start-width="0.2cm" draw:marker-start-center="false" draw:marker-end-width="0.2cm" draw:marker-end-center="false" svg:stroke-opacity="100%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solid" draw:fill-color="#ffffff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m Pruss</meta:initial-creator>
    <meta:creation-date>2013-11-13T17:45:30</meta:creation-date>
    <dc:date>2013-12-09T20:27:57</dc:date>
    <dc:creator>Tim Pruss</dc:creator>
    <meta:editing-duration>PT1H39M15S</meta:editing-duration>
    <meta:editing-cycles>5</meta:editing-cycles>
    <meta:generator>LibreOffice/3.5$Linux_x86 LibreOffice_project/350m1$Build-2</meta:generator>
    <meta:document-statistic meta:object-count="16"/>
  </office:meta>
</office:document-meta>
</file>